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11.68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number-columns-repeated="1021" table:default-cell-style-name="ce2"/>
        <table:table-row table:style-name="ro2">
          <table:table-cell table:style-name="ce1"/>
          <table:table-cell table:style-name="ce3" office:value-type="string">
            <text:p>Offensive Maneuvers</text:p>
          </table:table-cell>
          <table:table-cell table:formula="of:=&quot;        // &quot; &amp; [.B1]" office:value-type="string" office:string-value="        // Offensive Maneuvers">
            <text:p><text:s text:c="8"/>// Offensive Maneuvers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Select an Offensive Maneuver</text:p>
          </table:table-cell>
          <table:table-cell table:style-name="ce3"/>
          <table:table-cell table:formula="of:=&quot;        listAttackSpinner.add(&quot;&quot;A&quot;&amp;ROW()-ROW([.$C$2])&amp;&quot; - &quot;&amp;[.A2]&amp;&quot;&quot;&quot;) ;&quot;" office:value-type="string" office:string-value="        listAttackSpinner.add(&quot;A0 - Select an Offensive Maneuver&quot;) ;">
            <text:p><text:s text:c="8"/>listAttackSpinner.add("A0 - Select an Offensive Maneuver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Assault vs. Position</text:p>
          </table:table-cell>
          <table:table-cell/>
          <table:table-cell table:formula="of:=&quot;        listAttackSpinner.add(&quot;&quot;A&quot;&amp;ROW()-ROW([.$C$2])&amp;&quot; - &quot;&amp;[.A3]&amp;&quot;&quot;&quot;) ;&quot;" office:value-type="string" office:string-value="        listAttackSpinner.add(&quot;A1 - Assault vs. Position&quot;) ;">
            <text:p><text:s text:c="8"/>listAttackSpinner.add("A1 - Assault vs. Position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Attack</text:p>
          </table:table-cell>
          <table:table-cell/>
          <table:table-cell table:formula="of:=&quot;        listAttackSpinner.add(&quot;&quot;A&quot;&amp;ROW()-ROW([.$C$2])&amp;&quot; - &quot;&amp;[.A4]&amp;&quot;&quot;&quot;) ;&quot;" office:value-type="string" office:string-value="        listAttackSpinner.add(&quot;A2 - Attack&quot;) ;">
            <text:p><text:s text:c="8"/>listAttackSpinner.add("A2 - Attack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Attack vs. Two</text:p>
          </table:table-cell>
          <table:table-cell/>
          <table:table-cell table:formula="of:=&quot;        listAttackSpinner.add(&quot;&quot;A&quot;&amp;ROW()-ROW([.$C$2])&amp;&quot; - &quot;&amp;[.A5]&amp;&quot;&quot;&quot;) ;&quot;" office:value-type="string" office:string-value="        listAttackSpinner.add(&quot;A3 - Attack vs. Two&quot;) ;">
            <text:p><text:s text:c="8"/>listAttackSpinner.add("A3 - Attack vs. Two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Attack with Another</text:p>
          </table:table-cell>
          <table:table-cell/>
          <table:table-cell table:formula="of:=&quot;        listAttackSpinner.add(&quot;&quot;A&quot;&amp;ROW()-ROW([.$C$2])&amp;&quot; - &quot;&amp;[.A6]&amp;&quot;&quot;&quot;) ;&quot;" office:value-type="string" office:string-value="        listAttackSpinner.add(&quot;A4 - Attack with Another&quot;) ;">
            <text:p><text:s text:c="8"/>listAttackSpinner.add("A4 - Attack with Another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Assault vs. Position</text:p>
          </table:table-cell>
          <table:table-cell/>
          <table:table-cell table:formula="of:=&quot;        listAttackSpinner.add(&quot;&quot;A&quot;&amp;ROW()-ROW([.$C$2])&amp;&quot; - &quot;&amp;[.A7]&amp;&quot;&quot;&quot;) ;&quot;" office:value-type="string" office:string-value="        listAttackSpinner.add(&quot;A5 - Assault vs. Position&quot;) ;">
            <text:p><text:s text:c="8"/>listAttackSpinner.add("A5 - Assault vs. Position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Charge</text:p>
          </table:table-cell>
          <table:table-cell/>
          <table:table-cell table:formula="of:=&quot;        listAttackSpinner.add(&quot;&quot;A&quot;&amp;ROW()-ROW([.$C$2])&amp;&quot; - &quot;&amp;[.A8]&amp;&quot;&quot;&quot;) ;&quot;" office:value-type="string" office:string-value="        listAttackSpinner.add(&quot;A6 - Charge&quot;) ;">
            <text:p><text:s text:c="8"/>listAttackSpinner.add("A6 - Charge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Move on Flank</text:p>
          </table:table-cell>
          <table:table-cell/>
          <table:table-cell table:formula="of:=&quot;        listAttackSpinner.add(&quot;&quot;A&quot;&amp;ROW()-ROW([.$C$2])&amp;&quot; - &quot;&amp;[.A9]&amp;&quot;&quot;&quot;) ;&quot;" office:value-type="string" office:string-value="        listAttackSpinner.add(&quot;A7 - Move on Flank&quot;) ;">
            <text:p><text:s text:c="8"/>listAttackSpinner.add("A7 - Move on Flank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Push Deeper</text:p>
          </table:table-cell>
          <table:table-cell/>
          <table:table-cell table:formula="of:=&quot;        listAttackSpinner.add(&quot;&quot;A&quot;&amp;ROW()-ROW([.$C$2])&amp;&quot; - &quot;&amp;[.A10]&amp;&quot;&quot;&quot;) ;&quot;" office:value-type="string" office:string-value="        listAttackSpinner.add(&quot;A8 - Push Deeper&quot;) ;">
            <text:p><text:s text:c="8"/>listAttackSpinner.add("A8 - Push Deeper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Run Down Sprinter</text:p>
          </table:table-cell>
          <table:table-cell/>
          <table:table-cell table:formula="of:=&quot;        listAttackSpinner.add(&quot;&quot;A&quot;&amp;ROW()-ROW([.$C$2])&amp;&quot; - &quot;&amp;[.A11]&amp;&quot;&quot;&quot;) ;&quot;" office:value-type="string" office:string-value="        listAttackSpinner.add(&quot;A9 - Run Down Sprinter&quot;) ;">
            <text:p><text:s text:c="8"/>listAttackSpinner.add("A9 - Run Down Sprinter") ;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3" office:value-type="string">
            <text:p>Defensive Maneuvers </text:p>
          </table:table-cell>
          <table:table-cell table:formula="of:=&quot;        // &quot; &amp; [.B12]" office:value-type="string" office:string-value="        // Defensive Maneuvers ">
            <text:p><text:s text:c="8"/>// Defensive Maneuvers 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Select a Defensive Maneuver</text:p>
          </table:table-cell>
          <table:table-cell/>
          <table:table-cell table:formula="of:=&quot;        listDefenceSpinner.add(&quot;&quot;D&quot;&amp;ROW()-ROW([.$C$13])&amp;&quot; - &quot;&amp;[.A13]&amp;&quot;&quot;&quot;) ;&quot;" office:value-type="string" office:string-value="        listDefenceSpinner.add(&quot;D0 - Select a Defensive Maneuver&quot;) ;">
            <text:p><text:s text:c="8"/>listDefenceSpinner.add("D0 - Select a Defensive Maneuver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Stand Fast </text:p>
          </table:table-cell>
          <table:table-cell/>
          <table:table-cell table:formula="of:=&quot;        listDefenceSpinner.add(&quot;&quot;D&quot;&amp;ROW()-ROW([.$C$13])&amp;&quot; - &quot;&amp;[.A14]&amp;&quot;&quot;&quot;) ;&quot;" office:value-type="string" office:string-value="        listDefenceSpinner.add(&quot;D1 - Stand Fast &quot;) ;">
            <text:p><text:s text:c="8"/>listDefenceSpinner.add("D1 - Stand Fast 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Stand vs. Charge </text:p>
          </table:table-cell>
          <table:table-cell/>
          <table:table-cell table:formula="of:=&quot;        listDefenceSpinner.add(&quot;&quot;D&quot;&amp;ROW()-ROW([.$C$13])&amp;&quot; - &quot;&amp;[.A15]&amp;&quot;&quot;&quot;) ;&quot;" office:value-type="string" office:string-value="        listDefenceSpinner.add(&quot;D2 - Stand vs. Charge &quot;) ;">
            <text:p><text:s text:c="8"/>listDefenceSpinner.add("D2 - Stand vs. Charge 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Stand vs. Two </text:p>
          </table:table-cell>
          <table:table-cell/>
          <table:table-cell table:formula="of:=&quot;        listDefenceSpinner.add(&quot;&quot;D&quot;&amp;ROW()-ROW([.$C$13])&amp;&quot; - &quot;&amp;[.A16]&amp;&quot;&quot;&quot;) ;&quot;" office:value-type="string" office:string-value="        listDefenceSpinner.add(&quot;D3 - Stand vs. Two &quot;) ;">
            <text:p><text:s text:c="8"/>listDefenceSpinner.add("D3 - Stand vs. Two 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Stand with Another </text:p>
          </table:table-cell>
          <table:table-cell/>
          <table:table-cell table:formula="of:=&quot;        listDefenceSpinner.add(&quot;&quot;D&quot;&amp;ROW()-ROW([.$C$13])&amp;&quot; - &quot;&amp;[.A17]&amp;&quot;&quot;&quot;) ;&quot;" office:value-type="string" office:string-value="        listDefenceSpinner.add(&quot;D4 - Stand with Another &quot;) ;">
            <text:p><text:s text:c="8"/>listDefenceSpinner.add("D4 - Stand with Another 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Dropped Rock </text:p>
          </table:table-cell>
          <table:table-cell/>
          <table:table-cell table:formula="of:=&quot;        listDefenceSpinner.add(&quot;&quot;D&quot;&amp;ROW()-ROW([.$C$13])&amp;&quot; - &quot;&amp;[.A18]&amp;&quot;&quot;&quot;) ;&quot;" office:value-type="string" office:string-value="        listDefenceSpinner.add(&quot;D5 - Dropped Rock &quot;) ;">
            <text:p><text:s text:c="8"/>listDefenceSpinner.add("D5 - Dropped Rock ") ;</text:p>
          </table:table-cell>
          <table:table-cell table:style-name="Default"/>
          <table:table-cell table:number-columns-repeated="1020"/>
        </table:table-row>
        <table:table-row table:style-name="ro4">
          <table:table-cell table:style-name="ce1" office:value-type="string">
            <text:p>Reargaurd </text:p>
          </table:table-cell>
          <table:table-cell/>
          <table:table-cell table:formula="of:=&quot;        listDefenceSpinner.add(&quot;&quot;D&quot;&amp;ROW()-ROW([.$C$13])&amp;&quot; - &quot;&amp;[.A19]&amp;&quot;&quot;&quot;) ;&quot;" office:value-type="string" office:string-value="        listDefenceSpinner.add(&quot;D6 - Reargaurd &quot;) ;">
            <text:p><text:s text:c="8"/>listDefenceSpinner.add("D6 - Reargaurd ") ;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3" office:value-type="string">
            <text:p>Go After the Enemy </text:p>
          </table:table-cell>
          <table:table-cell table:formula="of:=&quot;        // &quot; &amp; [.B20]" office:value-type="string" office:string-value="        // Go After the Enemy ">
            <text:p><text:s text:c="8"/>// Go After the Enemy 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Select Go After The Enemy choice</text:p>
          </table:table-cell>
          <table:table-cell/>
          <table:table-cell table:formula="of:=&quot;        listGoAfterTheEnemySpinner.add(&quot;&quot;G&quot;&amp;ROW()-ROW([.$C$21])&amp;&quot; - &quot;&amp;[.A21]&amp;&quot;&quot;&quot;) ;&quot;" office:value-type="string" office:string-value="        listGoAfterTheEnemySpinner.add(&quot;G0 - Select Go After The Enemy choice&quot;) ;">
            <text:p><text:s text:c="8"/>listGoAfterTheEnemySpinner.add("G0 - Select Go After The Enemy choice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Stop</text:p>
          </table:table-cell>
          <table:table-cell/>
          <table:table-cell table:formula="of:=&quot;        listGoAfterTheEnemySpinner.add(&quot;&quot;G&quot;&amp;ROW()-ROW([.$C$21])&amp;&quot; - &quot;&amp;[.A22]&amp;&quot;&quot;&quot;) ;&quot;" office:value-type="string" office:string-value="        listGoAfterTheEnemySpinner.add(&quot;G1 - Stop&quot;) ;">
            <text:p><text:s text:c="8"/>listGoAfterTheEnemySpinner.add("G1 - Stop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Follow</text:p>
          </table:table-cell>
          <table:table-cell/>
          <table:table-cell table:formula="of:=&quot;        listGoAfterTheEnemySpinner.add(&quot;&quot;G&quot;&amp;ROW()-ROW([.$C$21])&amp;&quot; - &quot;&amp;[.A23]&amp;&quot;&quot;&quot;) ;&quot;" office:value-type="string" office:string-value="        listGoAfterTheEnemySpinner.add(&quot;G2 - Follow&quot;) ;">
            <text:p><text:s text:c="8"/>listGoAfterTheEnemySpinner.add("G2 - Follow") ;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" office:value-type="string">
            <text:p>Pursue </text:p>
          </table:table-cell>
          <table:table-cell/>
          <table:table-cell table:formula="of:=&quot;        listGoAfterTheEnemySpinner.add(&quot;&quot;G&quot;&amp;ROW()-ROW([.$C$21])&amp;&quot; - &quot;&amp;[.A24]&amp;&quot;&quot;&quot;) ;&quot;" office:value-type="string" office:string-value="        listGoAfterTheEnemySpinner.add(&quot;G3 - Pursue &quot;) ;">
            <text:p><text:s text:c="8"/>listGoAfterTheEnemySpinner.add("G3 - Pursue 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Chase </text:p>
          </table:table-cell>
          <table:table-cell/>
          <table:table-cell table:formula="of:=&quot;        listGoAfterTheEnemySpinner.add(&quot;&quot;G&quot;&amp;ROW()-ROW([.$C$21])&amp;&quot; - &quot;&amp;[.A25]&amp;&quot;&quot;&quot;) ;&quot;" office:value-type="string" office:string-value="        listGoAfterTheEnemySpinner.add(&quot;G4 - Chase &quot;) ;">
            <text:p><text:s text:c="8"/>listGoAfterTheEnemySpinner.add("G4 - Chase ") ;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ull Back </text:p>
          </table:table-cell>
          <table:table-cell table:formula="of:=&quot;        // &quot; &amp; [.B26]" office:value-type="string" office:string-value="        // Pull Back ">
            <text:p><text:s text:c="8"/>// Pull Back 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Select Pull Back event</text:p>
          </table:table-cell>
          <table:table-cell table:style-name="ce3"/>
          <table:table-cell table:formula="of:=&quot;        listPullBackSpinner.add(&quot;&quot;P&quot;&amp;ROW()-ROW([.$C$27])&amp;&quot; - &quot;&amp;[.A27]&amp;&quot;&quot;&quot;) ;&quot;" office:value-type="string" office:string-value="        listPullBackSpinner.add(&quot;P0 - Select Pull Back event&quot;) ;">
            <text:p><text:s text:c="8"/>listPullBackSpinner.add("P0 - Select Pull Back event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Run Away! </text:p>
          </table:table-cell>
          <table:table-cell/>
          <table:table-cell table:formula="of:=&quot;        listPullBackSpinner.add(&quot;&quot;P&quot;&amp;ROW()-ROW([.$C$27])&amp;&quot; - &quot;&amp;[.A28]&amp;&quot;&quot;&quot;) ;&quot;" office:value-type="string" office:string-value="        listPullBackSpinner.add(&quot;P1 - Run Away! &quot;) ;">
            <text:p><text:s text:c="8"/>listPullBackSpinner.add("P1 - Run Away! 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Sprint </text:p>
          </table:table-cell>
          <table:table-cell/>
          <table:table-cell table:formula="of:=&quot;        listPullBackSpinner.add(&quot;&quot;P&quot;&amp;ROW()-ROW([.$C$27])&amp;&quot; - &quot;&amp;[.A29]&amp;&quot;&quot;&quot;) ;&quot;" office:value-type="string" office:string-value="        listPullBackSpinner.add(&quot;P2 - Sprint &quot;) ;">
            <text:p><text:s text:c="8"/>listPullBackSpinner.add("P2 - Sprint 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Withdraw </text:p>
          </table:table-cell>
          <table:table-cell/>
          <table:table-cell table:formula="of:=&quot;        listPullBackSpinner.add(&quot;&quot;P&quot;&amp;ROW()-ROW([.$C$27])&amp;&quot; - &quot;&amp;[.A30]&amp;&quot;&quot;&quot;) ;&quot;" office:value-type="string" office:string-value="        listPullBackSpinner.add(&quot;P3 - Withdraw &quot;) ;">
            <text:p><text:s text:c="8"/>listPullBackSpinner.add("P3 - Withdraw 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lee Fighting </text:p>
          </table:table-cell>
          <table:table-cell/>
          <table:table-cell table:formula="of:=&quot;        listPullBackSpinner.add(&quot;&quot;P&quot;&amp;ROW()-ROW([.$C$27])&amp;&quot; - &quot;&amp;[.A31]&amp;&quot;&quot;&quot;) ;&quot;" office:value-type="string" office:string-value="        listPullBackSpinner.add(&quot;P4 - Flee Fighting &quot;) ;">
            <text:p><text:s text:c="8"/>listPullBackSpinner.add("P4 - Flee Fighting 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Seeking a Special Unit </text:p>
          </table:table-cell>
          <table:table-cell/>
          <table:table-cell table:formula="of:=&quot;        listPullBackSpinner.add(&quot;&quot;P&quot;&amp;ROW()-ROW([.$C$27])&amp;&quot; - &quot;&amp;[.A32]&amp;&quot;&quot;&quot;) ;&quot;" office:value-type="string" office:string-value="        listPullBackSpinner.add(&quot;P5 - Seeking a Special Unit &quot;) ;">
            <text:p><text:s text:c="8"/>listPullBackSpinner.add("P5 - Seeking a Special Unit ") ;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Out of Combat </text:p>
          </table:table-cell>
          <table:table-cell table:formula="of:=&quot;        // &quot; &amp; [.B33]" office:value-type="string" office:string-value="        // Out of Combat ">
            <text:p><text:s text:c="8"/>// Out of Combat </text:p>
          </table:table-cell>
          <table:table-cell table:number-columns-repeated="1021"/>
        </table:table-row>
        <table:table-row table:style-name="ro2">
          <table:table-cell office:value-type="string">
            <text:p>Select Out of Combat event</text:p>
          </table:table-cell>
          <table:table-cell table:style-name="ce3"/>
          <table:table-cell table:formula="of:=&quot;        listOutOfCombatSpinner.add(&quot;&quot;O&quot;&amp;ROW()-ROW([.$C$34])&amp;&quot; - &quot;&amp;[.A34]&amp;&quot;&quot;&quot;) ;&quot;" office:value-type="string" office:string-value="        listOutOfCombatSpinner.add(&quot;O0 - Select Out of Combat event&quot;) ;">
            <text:p><text:s text:c="8"/>listOutOfCombatSpinner.add("O0 - Select Out of Combat event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Advance </text:p>
          </table:table-cell>
          <table:table-cell/>
          <table:table-cell table:formula="of:=&quot;        listOutOfCombatSpinner.add(&quot;&quot;O&quot;&amp;ROW()-ROW([.$C$34])&amp;&quot; - &quot;&amp;[.A35]&amp;&quot;&quot;&quot;) ;&quot;" office:value-type="string" office:string-value="        listOutOfCombatSpinner.add(&quot;O1 - Advance &quot;) ;">
            <text:p><text:s text:c="8"/>listOutOfCombatSpinner.add("O1 - Advance 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Remain Disengaged </text:p>
          </table:table-cell>
          <table:table-cell/>
          <table:table-cell table:formula="of:=&quot;        listOutOfCombatSpinner.add(&quot;&quot;O&quot;&amp;ROW()-ROW([.$C$34])&amp;&quot; - &quot;&amp;[.A36]&amp;&quot;&quot;&quot;) ;&quot;" office:value-type="string" office:string-value="        listOutOfCombatSpinner.add(&quot;O2 - Remain Disengaged &quot;) ;">
            <text:p><text:s text:c="8"/>listOutOfCombatSpinner.add("O2 - Remain Disengaged 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Remove (Self) </text:p>
          </table:table-cell>
          <table:table-cell/>
          <table:table-cell table:formula="of:=&quot;        listOutOfCombatSpinner.add(&quot;&quot;O&quot;&amp;ROW()-ROW([.$C$34])&amp;&quot; - &quot;&amp;[.A37]&amp;&quot;&quot;&quot;) ;&quot;" office:value-type="string" office:string-value="        listOutOfCombatSpinner.add(&quot;O3 - Remove (Self) &quot;) ;">
            <text:p><text:s text:c="8"/>listOutOfCombatSpinner.add("O3 - Remove (Self) ") ;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Unusual Events </text:p>
          </table:table-cell>
          <table:table-cell table:formula="of:=&quot;        // &quot; &amp; [.B38]" office:value-type="string" office:string-value="        // Unusual Events ">
            <text:p><text:s text:c="8"/>// Unusual Events </text:p>
          </table:table-cell>
          <table:table-cell table:number-columns-repeated="1021"/>
        </table:table-row>
        <table:table-row table:style-name="ro2">
          <table:table-cell office:value-type="string">
            <text:p>Select Unusual Event</text:p>
          </table:table-cell>
          <table:table-cell table:style-name="ce3"/>
          <table:table-cell table:formula="of:=&quot;        listUnusualEventsSpinner.add(&quot;&quot;U&quot;&amp;ROW()-ROW([.$C$39])&amp;&quot; - &quot;&amp;[.A39]&amp;&quot;&quot;&quot;) ;&quot;" office:value-type="string" office:string-value="        listUnusualEventsSpinner.add(&quot;U0 - Select Unusual Event&quot;) ;">
            <text:p><text:s text:c="8"/>listUnusualEventsSpinner.add("U0 - Select Unusual Event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Opportunity </text:p>
          </table:table-cell>
          <table:table-cell/>
          <table:table-cell table:formula="of:=&quot;        listUnusualEventsSpinner.add(&quot;&quot;U&quot;&amp;ROW()-ROW([.$C$39])&amp;&quot; - &quot;&amp;[.A40]&amp;&quot;&quot;&quot;) ;&quot;" office:value-type="string" office:string-value="        listUnusualEventsSpinner.add(&quot;U1 - Opportunity &quot;) ;">
            <text:p><text:s text:c="8"/>listUnusualEventsSpinner.add("U1 - Opportunity 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Surprise </text:p>
          </table:table-cell>
          <table:table-cell/>
          <table:table-cell table:formula="of:=&quot;        listUnusualEventsSpinner.add(&quot;&quot;U&quot;&amp;ROW()-ROW([.$C$39])&amp;&quot; - &quot;&amp;[.A41]&amp;&quot;&quot;&quot;) ;&quot;" office:value-type="string" office:string-value="        listUnusualEventsSpinner.add(&quot;U2 - Surprise &quot;) ;">
            <text:p><text:s text:c="8"/>listUnusualEventsSpinner.add("U2 - Surprise ") ;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Rally Battalion </text:p>
          </table:table-cell>
          <table:table-cell table:formula="of:=&quot;        // &quot; &amp; [.B42]" office:value-type="string" office:string-value="        // Rally Battalion ">
            <text:p><text:s text:c="8"/>// Rally Battalion </text:p>
          </table:table-cell>
          <table:table-cell table:number-columns-repeated="1021"/>
        </table:table-row>
        <table:table-row table:style-name="ro2">
          <table:table-cell office:value-type="string">
            <text:p>Select Rally Battalion</text:p>
          </table:table-cell>
          <table:table-cell table:style-name="ce3"/>
          <table:table-cell table:formula="of:=&quot;        listRallyBattalionSpinner.add(&quot;&quot;R&quot;&amp;ROW()-ROW([.$C$43])&amp;&quot; - &quot;&amp;[.A43]&amp;&quot;&quot;&quot;) ;&quot;" office:value-type="string" office:string-value="        listRallyBattalionSpinner.add(&quot;R0 - Select Rally Battalion&quot;) ;">
            <text:p><text:s text:c="8"/>listRallyBattalionSpinner.add("R0 - Select Rally Battalion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Reserves </text:p>
          </table:table-cell>
          <table:table-cell/>
          <table:table-cell table:formula="of:=&quot;        listRallyBattalionSpinner.add(&quot;&quot;R&quot;&amp;ROW()-ROW([.$C$43])&amp;&quot; - &quot;&amp;[.A44]&amp;&quot;&quot;&quot;) ;&quot;" office:value-type="string" office:string-value="        listRallyBattalionSpinner.add(&quot;R1 - Reserves &quot;) ;">
            <text:p><text:s text:c="8"/>listRallyBattalionSpinner.add("R1 - Reserves ") ;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Bonus &amp; Penalty</text:p>
          </table:table-cell>
          <table:table-cell/>
          <table:table-cell table:formula="of:=&quot;        listRallyBattalionSpinner.add(&quot;&quot;R&quot;&amp;ROW()-ROW([.$C$43])&amp;&quot; - &quot;&amp;[.A45]&amp;&quot;&quot;&quot;) ;&quot;" office:value-type="string" office:string-value="        listRallyBattalionSpinner.add(&quot;R2 - Bonus &amp; Penalty&quot;) ;">
            <text:p><text:s text:c="8"/>listRallyBattalionSpinner.add("R2 - Bonus &amp; Penalty") ;</text:p>
          </table:table-cell>
          <table:table-cell table:number-columns-repeated="1021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office:value-type="string">
            <text:p><text:s text:c="8"/>listDefenceSpinner.add("D3 - run away") ;</text:p>
          </table:table-cell>
          <table:table-cell table:number-columns-repeated="1023"/>
        </table:table-row>
        <table:table-row table:style-name="ro3">
          <table:table-cell office:value-type="string">
            <text:p><text:s text:c="8"/>//</text:p>
          </table:table-cell>
          <table:table-cell table:number-columns-repeated="1023"/>
        </table:table-row>
        <table:table-row table:style-name="ro3">
          <table:table-cell office:value-type="string">
            <text:p><text:s text:c="8"/>listGoAfterTheEnemySpinner.add("G1 - TBC");</text:p>
          </table:table-cell>
          <table:table-cell table:number-columns-repeated="1023"/>
        </table:table-row>
        <table:table-row table:style-name="ro3">
          <table:table-cell office:value-type="string">
            <text:p><text:s text:c="8"/>//</text:p>
          </table:table-cell>
          <table:table-cell table:number-columns-repeated="1023"/>
        </table:table-row>
        <table:table-row table:style-name="ro3">
          <table:table-cell office:value-type="string">
            <text:p><text:s text:c="8"/>listPullBackSpinner.add("P1 - TBC");</text:p>
          </table:table-cell>
          <table:table-cell table:number-columns-repeated="1023"/>
        </table:table-row>
        <table:table-row table:style-name="ro3">
          <table:table-cell office:value-type="string">
            <text:p><text:s text:c="8"/>//</text:p>
          </table:table-cell>
          <table:table-cell table:number-columns-repeated="1023"/>
        </table:table-row>
        <table:table-row table:style-name="ro3">
          <table:table-cell office:value-type="string">
            <text:p><text:s text:c="8"/>listOutOfCombatSpinner.add("O1 - TBC");</text:p>
          </table:table-cell>
          <table:table-cell table:number-columns-repeated="1023"/>
        </table:table-row>
        <table:table-row table:style-name="ro3">
          <table:table-cell office:value-type="string">
            <text:p><text:s text:c="8"/>//</text:p>
          </table:table-cell>
          <table:table-cell table:number-columns-repeated="1023"/>
        </table:table-row>
        <table:table-row table:style-name="ro3">
          <table:table-cell office:value-type="string">
            <text:p><text:s text:c="8"/>listUnusualEventsSpinner.add("U1 - TBC");</text:p>
          </table:table-cell>
          <table:table-cell table:number-columns-repeated="1023"/>
        </table:table-row>
        <table:table-row table:style-name="ro3">
          <table:table-cell office:value-type="string">
            <text:p><text:s text:c="8"/>//</text:p>
          </table:table-cell>
          <table:table-cell table:number-columns-repeated="1023"/>
        </table:table-row>
        <table:table-row table:style-name="ro3">
          <table:table-cell office:value-type="string">
            <text:p><text:s text:c="8"/>listRallyBattalionSpinner.add("R1 - TBC") ;</text:p>
          </table:table-cell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15/07/2012</text:date>, <text:time>22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M</meta:initial-creator>
    <meta:creation-date>2012-07-15T21:25:55.02</meta:creation-date>
    <dc:date>2012-07-15T22:12:56.46</dc:date>
    <dc:creator>D M</dc:creator>
    <meta:editing-duration>PT26M1S</meta:editing-duration>
    <meta:editing-cycles>3</meta:editing-cycles>
    <meta:generator>OOo-dev/3.4$Win32 OpenOffice.org_project/340m0$Build-9583</meta:generator>
    <meta:document-statistic meta:table-count="3" meta:cell-count="101" meta:object-count="0"/>
  </office:meta>
</office:document-meta>
</file>